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3.5681in"/>
    </style:style>
    <style:style style:name="Table1.B" style:family="table-column">
      <style:table-column-properties style:column-width="1.2951in"/>
    </style:style>
    <style:style style:name="Table1.C" style:family="table-column">
      <style:table-column-properties style:column-width="1.829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able_20_Heading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in" fo:margin-bottom="0in" style:contextual-spacing="false"/>
    </style:style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7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Basi di Dati: Progettazione Concettuale</text:h>
      <text:p text:style-name="Text_20_body">La <text:span text:style-name="Strong_20_Emphasis">Progettazione Concettuale</text:span> è una fase chiave nello sviluppo di una base di dati, successiva all'analisi dei requisiti e precedente alla progettazione logica e fisica.</text:p>
      <text:h text:style-name="Heading_20_3" text:outline-level="3">1. Fasi e Attività Principali</text:h>
      <text:p text:style-name="Text_20_body">La fase di <text:span text:style-name="Strong_20_Emphasis">Analisi dei Requisiti e Progettazione Concettuale</text:span> comprende le seguenti attività interconnesse:</text:p>
      <text:list text:style-name="L1">
        <text:list-item>
          <text:p text:style-name="P1"><text:span text:style-name="Strong_20_Emphasis">Acquisizione dei requisiti</text:span>. </text:p>
        </text:list-item>
        <text:list-item>
          <text:p text:style-name="P1"><text:span text:style-name="Strong_20_Emphasis">Analisi dei requisiti</text:span>. </text:p>
        </text:list-item>
        <text:list-item>
          <text:p text:style-name="P1"><text:span text:style-name="Strong_20_Emphasis">Costruzione del glossario</text:span>. </text:p>
        </text:list-item>
        <text:list-item>
          <text:p text:style-name="P2"><text:span text:style-name="Strong_20_Emphasis">Costruzione dello schema concettuale</text:span>. </text:p>
        </text:list-item>
      </text:list>
      <text:p text:style-name="Text_20_body">Altre fasi del ciclo di vita di una base di dati includono i Requisiti della base di dati, lo Schema concettuale, la Progettazione logica, lo Schema logico, la Progettazione fisica e lo Schema fisico.</text:p>
      <text:h text:style-name="Heading_20_3" text:outline-level="3">2. Acquisizione e Analisi dei Requisiti</text:h>
      <text:p text:style-name="Text_20_body">Il reperimento dei requisiti è un'attività non standardizzabile e difficile.</text:p>
      <text:list text:style-name="L2">
        <text:list-item>
          <text:p text:style-name="P3"><text:span text:style-name="Strong_20_Emphasis">Fonti dei requisiti:</text:span> Utenti e committenti (tramite interviste), documentazione apposita, normative (leggi, regolamenti di settore), regolamenti interni, procedure aziendali, realizzazioni preesistenti e modulistica dedicata. </text:p>
        </text:list-item>
        <text:list-item>
          <text:p text:style-name="P4"><text:span text:style-name="Strong_20_Emphasis">Interviste:</text:span> Spesso portano a un'acquisizione dei requisiti "per raffinamenti successivi". È importante verificare la comprensione e la coerenza (poiché il diagramma ER deve rappresentare l’applicazione con precisione), verificare con esempi (anche casi limite), richiedere definizioni/classificazioni e far evidenziare gli aspetti essenziali rispetto ai marginali. I diagrammi ER non rappresentano i dettagli. </text:p>
        </text:list-item>
      </text:list>
      <text:h text:style-name="Heading_20_4" text:outline-level="4">Analisi del Testo e Organizzazione dei Concetti</text:h>
      <text:p text:style-name="Text_20_body">Per passare da un testo ambiguo (in italiano) a un oggetto preciso come i diagrammi ER, è necessaria un'analisi approfondita.</text:p>
      <text:list text:style-name="L3">
        <text:list-item>
          <text:p text:style-name="P5"><text:span text:style-name="Strong_20_Emphasis">Documentazione Descrittiva:</text:span> Scegliere il corretto livello di astrazione, standardizzare la struttura delle frasi, separare le frasi sui dati da quelle sulle funzioni e suddividere le frasi articolate. </text:p>
        </text:list-item>
        <text:list-item>
          <text:p text:style-name="P5"><text:span text:style-name="Strong_20_Emphasis">Organizzazione di Termini e Concetti:</text:span> Costruire un <text:span text:style-name="Strong_20_Emphasis">glossario</text:span> dei termini, individuare omonimi/sinonimi per unificare/disambiguare i termini e rendere esplicito il riferimento fra termini. </text:p>
          <text:list>
            <text:list-item>
              <text:p text:style-name="P6"><text:span text:style-name="Emphasis">Esempio di analisi:</text:span> Unificare sinonimi (es. <text:span text:style-name="Emphasis">Partecipante/Studente</text:span>, <text:span text:style-name="Emphasis">Docente/Insegnante</text:span>), disambiguare omonimi (es. <text:span text:style-name="Emphasis">luogo/posto</text:span>) e specificare a chi si riferiscono gli attributi (es. <text:span text:style-name="Emphasis">indirizzo e numero di telefono</text:span> si riferiscono a partecipanti o datori di lavoro?). </text:p>
            </text:list-item>
          </text:list>
        </text:list-item>
      </text:list>
      <text:h text:style-name="Heading_20_4" text:outline-level="4">Mappatura sui Costrutti E-R</text:h>
      <text:p text:style-name="Text_20_body">Per rappresentare un concetto delle specifiche, si utilizzano i seguenti costrutti:</text:p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7">Concetto</text:p>
          </table:table-cell>
          <table:table-cell table:style-name="Table1.A1" office:value-type="string">
            <text:p text:style-name="P7">Costrutto E-R</text:p>
          </table:table-cell>
          <table:table-cell table:style-name="Table1.A1" office:value-type="string">
            <text:p text:style-name="P7">Criterio</text:p>
          </table:table-cell>
        </table:table-row>
        <table:table-row>
          <table:table-cell table:style-name="Table1.A1" office:value-type="string">
            <text:p text:style-name="P8">Concetto con proprietà significative, che descrive oggetti con esistenza autonoma</text:p>
          </table:table-cell>
          <table:table-cell table:style-name="Table1.A1" office:value-type="string">
            <text:p text:style-name="P8"><text:span text:style-name="Strong_20_Emphasis">Entità</text:span></text:p>
          </table:table-cell>
          <table:table-cell table:style-name="Table1.A1" office:value-type="string">
            <text:p text:style-name="P8">Descritto tramite concetti più semplici</text:p>
          </table:table-cell>
        </table:table-row>
        <table:table-row>
          <table:table-cell table:style-name="Table1.A1" office:value-type="string">
            <text:p text:style-name="P8">Concetto semplice e senza proprietà</text:p>
          </table:table-cell>
          <table:table-cell table:style-name="Table1.A1" office:value-type="string">
            <text:p text:style-name="P8"><text:span text:style-name="Strong_20_Emphasis">Attributo</text:span></text:p>
          </table:table-cell>
          <table:table-cell table:style-name="Table1.A1" office:value-type="string">
            <text:p text:style-name="P8">-</text:p>
          </table:table-cell>
        </table:table-row>
        <table:table-row>
          <table:table-cell table:style-name="Table1.A1" office:value-type="string">
            <text:p text:style-name="P8">Concetto che correla due o più concetti</text:p>
          </table:table-cell>
          <table:table-cell table:style-name="Table1.A1" office:value-type="string">
            <text:p text:style-name="P8"><text:span text:style-name="Strong_20_Emphasis">Relationship</text:span></text:p>
          </table:table-cell>
          <table:table-cell table:style-name="Table1.A1" office:value-type="string">
            <text:p text:style-name="P8">-</text:p>
          </table:table-cell>
        </table:table-row>
        <table:table-row>
          <table:table-cell table:style-name="Table1.A1" office:value-type="string">
            <text:p text:style-name="P8">Caso particolare di un altro concetto</text:p>
          </table:table-cell>
          <table:table-cell table:style-name="Table1.A1" office:value-type="string">
            <text:p text:style-name="P8"><text:span text:style-name="Strong_20_Emphasis">Generalizzazione</text:span></text:p>
          </table:table-cell>
          <table:table-cell table:style-name="Table1.A1" office:value-type="string">
            <text:p text:style-name="P8">-</text:p>
          </table:table-cell>
        </table:table-row>
      </table:table>
      <text:h text:style-name="Heading_20_3" text:outline-level="3">3. Strategie di Progettazione Concettuale</text:h>
      <text:p text:style-name="Text_20_body">Le strategie servono per gestire specifiche numerose e dettagliate. In pratica, si usa spesso una strategia mista.</text:p>
      <text:list text:style-name="L4">
        <text:list-item>
          <text:p text:style-name="P9"><text:span text:style-name="Strong_20_Emphasis">Top-Down (Dall'alto verso il basso):</text:span> Si parte dalle specifiche per arrivare allo schema finale attraverso schemi iniziali e intermedi.</text:p>
          <text:list>
            <text:list-item>
              <text:p text:style-name="P10"><text:span text:style-name="Strong_20_Emphasis">Vantaggi:</text:span> All'inizio si possono trascurare i dettagli. </text:p>
            </text:list-item>
            <text:list-item>
              <text:p text:style-name="P10"><text:span text:style-name="Strong_20_Emphasis">Svantaggi:</text:span> Richiede fin dall'inizio una visione di tutte le componenti principali. </text:p>
            </text:list-item>
            <text:list-item>
              <text:p text:style-name="P10"><text:span text:style-name="Strong_20_Emphasis">Primitive di raffinamento:</text:span> Definizione di attributi, reificazione di attributo/entità, decomposizione di relazione o trasformazione di un'entità in una gerarchia di generalizzazione. </text:p>
            </text:list-item>
          </text:list>
        </text:list-item>
        <text:list-item>
          <text:p text:style-name="P9"><text:span text:style-name="Strong_20_Emphasis">Bottom-Up (Dal basso verso l'alto):</text:span> Si creano schemi parziali basati su specifiche semplici (1,1; 1,2; 2,1; 2,2) che vengono poi aggregati nello schema finale.</text:p>
          <text:list>
            <text:list-item>
              <text:p text:style-name="P10"><text:span text:style-name="Strong_20_Emphasis">Vantaggi:</text:span> Si presta a una decomposizione in componenti semplici e può essere gestita da progettisti diversi in collaborazione. </text:p>
            </text:list-item>
            <text:list-item>
              <text:p text:style-name="P10"><text:span text:style-name="Strong_20_Emphasis">Svantaggi:</text:span> Necessita la conoscenza di tutti i dettagli fin dall'inizio e l'integrazione di schemi concettuali a livelli diversi può essere complessa. </text:p>
            </text:list-item>
            <text:list-item>
              <text:p text:style-name="P10"><text:span text:style-name="Strong_20_Emphasis">Primitive di raffinamento:</text:span> Aggregazione di attributi in un'entità/relationship o individuazione di un legame riconducibile a una generalizzazione. </text:p>
            </text:list-item>
          </text:list>
        </text:list-item>
        <text:list-item>
          <text:p text:style-name="P9"><text:span text:style-name="Strong_20_Emphasis">Inside-Out (Dall'interno verso l'esterno):</text:span> Si individuano i concetti principali e si espande "a macchia d'olio" da essi.</text:p>
          <text:list>
            <text:list-item>
              <text:p text:style-name="P10"><text:span text:style-name="Strong_20_Emphasis">Vantaggi:</text:span> Non richiede passi di integrazione. </text:p>
            </text:list-item>
            <text:list-item>
              <text:p text:style-name="P10"><text:span text:style-name="Strong_20_Emphasis">Svantaggi:</text:span> Ogni volta è necessario esaminare tutte le specifiche e conoscerne i dettagli. </text:p>
            </text:list-item>
          </text:list>
        </text:list-item>
        <text:list-item>
          <text:p text:style-name="P9"><text:span text:style-name="Strong_20_Emphasis">Strategia Mista:</text:span> Si individuano i concetti principali per definire uno <text:span text:style-name="Strong_20_Emphasis">schema scheletro</text:span> (spesso basato sui concetti del glossario). Successivamente, si procede alla decomposizione, al raffinamento, all'espansione e all'integrazione.</text:p>
        </text:list-item>
      </text:list>
      <text:h text:style-name="Heading_20_3" text:outline-level="3">4. Design Patterns Comuni</text:h>
      <text:p text:style-name="Text_20_body">I <text:span text:style-name="Strong_20_Emphasis">Design Pattern</text:span> sono soluzioni progettuali "preconfezionate" a problemi comuni che si manifestano come porzioni di diagrammi ER o trasformazioni di diagrammi ER. Se si applica una trasformazione, il nuovo diagramma deve rappresentare le stesse informazioni di quello di partenza.</text:p>
      <text:list text:style-name="L5">
        <text:list-item>
          <text:p text:style-name="P11"><text:span text:style-name="Strong_20_Emphasis">Reificazione di attributo di entità:</text:span> Un attributo (es. <text:span text:style-name="Emphasis">Azienda</text:span> in <text:span text:style-name="Emphasis">Impiegato</text:span>) viene rimosso e diventa una <text:span text:style-name="Strong_20_Emphasis">entità separata</text:span> (<text:span text:style-name="Emphasis">AZIENDA</text:span>), collegata all'entità originale tramite una <text:span text:style-name="Emphasis">relationship</text:span> 1-N. </text:p>
        </text:list-item>
        <text:list-item>
          <text:p text:style-name="P11"><text:soft-page-break/><text:span text:style-name="Strong_20_Emphasis">Parte di (Part-of):</text:span> Rappresenta un'entità che è <text:span text:style-name="Strong_20_Emphasis">parte di un'altra</text:span>. Se l'entità "parte" (es. <text:span text:style-name="Emphasis">Sala</text:span> in <text:span text:style-name="Emphasis">Cinema</text:span>) non ha significato senza l'entità ospitante, viene identificata esternamente. Se ha vita autonoma (es. <text:span text:style-name="Emphasis">Tecnico</text:span> in <text:span text:style-name="Emphasis">Team</text:span>), ha un identificatore interno. </text:p>
        </text:list-item>
        <text:list-item>
          <text:p text:style-name="P11"><text:span text:style-name="Strong_20_Emphasis">Istanza di (Instance-of):</text:span> Un'entità (<text:span text:style-name="Emphasis">Volo Reale</text:span>) è una specifica <text:span text:style-name="Strong_20_Emphasis">istanza</text:span> di un'entità generica (<text:span text:style-name="Emphasis">Volo</text:span>). A differenza della generalizzazione, gli identificativi delle due entità non sono gli stessi (es. <text:span text:style-name="Emphasis">Volo Reale</text:span> è identificato dal Codice del <text:span text:style-name="Emphasis">Volo</text:span> e dalla <text:span text:style-name="Emphasis">Data</text:span>). </text:p>
        </text:list-item>
        <text:list-item>
          <text:p text:style-name="P11"><text:span text:style-name="Strong_20_Emphasis">Reificazione di relazione binaria:</text:span> Una <text:span text:style-name="Emphasis">relationship</text:span> binaria (es. tra Studente e Corso) viene trasformata in un'<text:span text:style-name="Strong_20_Emphasis">entità</text:span> (<text:span text:style-name="Emphasis">Esame</text:span>) per permettere di registrare occorrenze multiple (es. uno studente ha svolto più volte l'esame per un dato corso). </text:p>
        </text:list-item>
        <text:list-item>
          <text:p text:style-name="P11"><text:span text:style-name="Strong_20_Emphasis">Reificazione di relazione binaria ricorsiva:</text:span> Simile alla reificazione binaria, viene usata quando la relazione (es. tra <text:span text:style-name="Emphasis">Squadra</text:span> e sé stessa) potrebbe avere ripetizioni (es. due squadre che si incontrano più volte in un torneo), risolvendo il problema che le occorrenze della <text:span text:style-name="Emphasis">relationship</text:span> devono essere un insieme. La <text:span text:style-name="Emphasis">relationship</text:span> ricorsiva viene reificata in una entità (<text:span text:style-name="Emphasis">Partita</text:span>), collegata all'entità <text:span text:style-name="Emphasis">Squadra</text:span> tramite due <text:span text:style-name="Emphasis">relationships</text:span> che definiscono i ruoli (<text:span text:style-name="Emphasis">Casa</text:span> e <text:span text:style-name="Emphasis">Ospite</text:span>). </text:p>
        </text:list-item>
        <text:list-item>
          <text:p text:style-name="P11"><text:span text:style-name="Strong_20_Emphasis">Caso particolare:</text:span> Una <text:span text:style-name="Emphasis">relationship</text:span> (es. <text:span text:style-name="Emphasis">Gestione</text:span>) si applica solo a un <text:span text:style-name="Strong_20_Emphasis">sottoinsieme</text:span> (<text:span text:style-name="Emphasis">Manager</text:span>) dell’entità generale (<text:span text:style-name="Emphasis">Impiegato</text:span>). </text:p>
        </text:list-item>
        <text:list-item>
          <text:p text:style-name="P11"><text:span text:style-name="Strong_20_Emphasis">Storicizzazione di concetto:</text:span> Usata quando si vuole <text:span text:style-name="Strong_20_Emphasis">tracciare l'evoluzione temporale</text:span> di un'entità. Si divide l'entità (es. <text:span text:style-name="Emphasis">Anagrafico Azienda</text:span>) in una generalizzazione totale: <text:span text:style-name="Emphasis">Anagrafico Corrente</text:span> e <text:span text:style-name="Emphasis">Anagrafico Storico</text:span>. Le occorrenze obsolete vengono spostate nello storico, aggiungendo un attributo per la <text:span text:style-name="Emphasis">data di fine validità</text:span>. </text:p>
        </text:list-item>
        <text:list-item>
          <text:p text:style-name="P11"><text:span text:style-name="Strong_20_Emphasis">Evoluzione di concetto:</text:span> Indica che solo alcune occorrenze di un concetto (<text:span text:style-name="Emphasis">Progetto Accettato</text:span>) acquisiscono ulteriori attributi (<text:span text:style-name="Emphasis">Finanziamento</text:span>, <text:span text:style-name="Emphasis">Data inizio</text:span>) dopo un'evoluzione temporale (es. l'accettazione del progetto). </text:p>
        </text:list-item>
        <text:list-item>
          <text:p text:style-name="P12"><text:span text:style-name="Strong_20_Emphasis">Reificazione di relazione ternaria:</text:span> Trasformazione di una relazione che coinvolge tre entità (relazione ternaria) in una <text:span text:style-name="Strong_20_Emphasis">entità</text:span> (<text:span text:style-name="Emphasis">Intervento</text:span>). </text:p>
        </text:list-item>
      </text:list>
      <text:h text:style-name="Heading_20_3" text:outline-level="3">5. Qualità di uno Schema Concettuale</text:h>
      <text:p text:style-name="Text_20_body">L'analisi di qualità è un passo ripetuto per verificare e modificare lo schema.</text:p>
      <text:p text:style-name="Text_20_body">I criteri di qualità sono:</text:p>
      <text:list text:style-name="L6">
        <text:list-item>
          <text:p text:style-name="P13"><text:span text:style-name="Strong_20_Emphasis">Correttezza:</text:span> Tutti i concetti devono essere rappresentati in modo corretto tramite i costrutti appropriati. </text:p>
        </text:list-item>
        <text:list-item>
          <text:p text:style-name="P13"><text:span text:style-name="Strong_20_Emphasis">Completezza:</text:span> Tutti i dati, le loro relazioni e la capacità di eseguire le operazioni richieste devono essere rappresentati nel diagramma ER. </text:p>
        </text:list-item>
        <text:list-item>
          <text:p text:style-name="P13"><text:span text:style-name="Strong_20_Emphasis">Leggibilità:</text:span> Una valutazione qualitativa che considera la chiarezza visiva (es. assenza di linee intersecanti e posizionamento corretto delle specializzazioni). </text:p>
        </text:list-item>
        <text:list-item>
          <text:p text:style-name="P13"><text:span text:style-name="Strong_20_Emphasis">Minimalità:</text:span> Verificare se i dati presenti possono essere "calcolati". </text:p>
        </text:list-item>
        <text:list-item>
          <text:p text:style-name="P14"><text:span text:style-name="Strong_20_Emphasis">Vincoli non esprimibili:</text:span> Alcuni vincoli (come "un docente può insegnare un corso solo se è abilitato a farlo") potrebbero non essere direttamente esprimibili nello schema. </text:p>
        </text:list-item>
      </text:list>
      <text:p text:style-name="Horizontal_20_Line"/>
      <text:p text:style-name="Text_20_body"><text:span text:style-name="Emphasis"><text:span text:style-name="Strong_20_Emphasis">Esempio di Caso di Studio: Società di Formazione</text:span></text:span></text:p>
      <text:p text:style-name="Text_20_body">Il processo di progettazione, applicato a una società che eroga corsi, ha portato alla definizione dei requisiti e dei concetti chiave:</text:p>
      <text:list text:style-name="L7">
        <text:list-item>
          <text:p text:style-name="P15"><text:soft-page-break/><text:span text:style-name="Strong_20_Emphasis">Schema Scheletro:</text:span> I concetti principali sono <text:span text:style-name="Emphasis">Partecipante</text:span>, <text:span text:style-name="Emphasis">Docente</text:span>, <text:span text:style-name="Emphasis">Corso</text:span>, legati dalle relazioni <text:span text:style-name="Emphasis">Partecipazione</text:span> e <text:span text:style-name="Emphasis">Docenza</text:span>. </text:p>
        </text:list-item>
        <text:list-item>
          <text:p text:style-name="P15"><text:span text:style-name="Strong_20_Emphasis">Dati Partecipanti (5000):</text:span> Identificati da codice, includono codice fiscale, cognome, età, sesso, città di nascita. Si memorizzano i datori di lavoro attuali e precedenti (con date di inizio/fine rapporto), edizioni dei corsi frequentati (attuali/passati) con votazione finale in decimi. </text:p>
          <text:list>
            <text:list-item>
              <text:p text:style-name="P15"><text:span text:style-name="Emphasis">Modellazione:</text:span> Si utilizza la generalizzazione per distinguere i <text:span text:style-name="Strong_20_Emphasis">Dipendenti</text:span> (livello e posizione ricoperta) dai <text:span text:style-name="Strong_20_Emphasis">Liberi Professionisti</text:span> (area di interesse, titolo professionale). </text:p>
            </text:list-item>
          </text:list>
        </text:list-item>
        <text:list-item>
          <text:p text:style-name="P15"><text:span text:style-name="Strong_20_Emphasis">Dati Corsi (200):</text:span> Codice e titolo. Hanno varie <text:span text:style-name="Strong_20_Emphasis">Edizioni Corso</text:span> (con date di inizio/fine e numero di partecipanti). Ogni edizione è composta da <text:span text:style-name="Strong_20_Emphasis">Lezioni</text:span> (con giorno della settimana, aule e ore). </text:p>
        </text:list-item>
        <text:list-item>
          <text:p text:style-name="P15"><text:span text:style-name="Strong_20_Emphasis">Dati Docenti (300):</text:span> Cognome, età, città di nascita, tutti i numeri di telefono. Si memorizzano i titoli dei corsi insegnati (correnti, passati, potenziali). </text:p>
          <text:list>
            <text:list-item>
              <text:p text:style-name="P16"><text:span text:style-name="Emphasis">Modellazione:</text:span> Si utilizza la generalizzazione per distinguere i docenti <text:span text:style-name="Strong_20_Emphasis">Dipendenti Interni</text:span> dai <text:span text:style-name="Strong_20_Emphasis">Collaboratori Esterni</text:span>. 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3T15:12:16.534154200</meta:creation-date>
    <dc:date>2025-12-13T15:12:38.100275300</dc:date>
    <meta:editing-duration>PT21S</meta:editing-duration>
    <meta:editing-cycles>1</meta:editing-cycles>
    <meta:document-statistic meta:table-count="1" meta:image-count="0" meta:object-count="0" meta:page-count="4" meta:paragraph-count="76" meta:word-count="1259" meta:character-count="8962" meta:non-whitespace-character-count="7783"/>
    <meta:generator>LibreOffice/25.8.3.2$Windows_X86_64 LibreOffice_project/8ca8d55c161d602844f5428fa4b58097424e324e</meta:generator>
  </office:meta>
</office:document-meta>
</file>